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A000000FCC474086B65C8647A.png" manifest:media-type="image/png"/>
  <manifest:file-entry manifest:full-path="Pictures/10000201000002CA000000FCA98E19E69C54678F.png" manifest:media-type="image/png"/>
  <manifest:file-entry manifest:full-path="Pictures/10000201000002CA000000FCE994EF7B4AAB39EA.png" manifest:media-type="image/png"/>
  <manifest:file-entry manifest:full-path="Pictures/10000201000001B30000023847B7FC3539EE71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stem-ui" svg:font-family="system-ui, Ubuntu, 'Droid Sans', sans-serif"/>
    <style:font-face style:name="var notebook-cell-output-font-family" svg:font-family="'var notebook-cell-output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var notebook-cell-output-font-family" loext:padding="0.049cm" loext:border="0.06pt solid #000000"/>
    </style:style>
    <style:style style:name="P2" style:family="paragraph" style:parent-style-name="Standard">
      <style:text-properties officeooo:rsid="0018fde7" officeooo:paragraph-rsid="0018fde7" loext:padding="0.049cm" loext:border="0.06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00 data:</text:p>
      <text:p text:style-name="P2"><draw:frame draw:style-name="fr1" draw:name="Image1" text:anchor-type="char" svg:x="0.183cm" svg:y="0.212cm" svg:width="11.509cm" svg:height="15.028cm" draw:z-index="0"><draw:image xlink:href="Pictures/10000201000001B30000023847B7FC3539EE71EB.png" xlink:type="simple" xlink:show="embed" xlink:actuate="onLoad" loext:mime-type="image/png"/></draw:frame></text:p>
      <text:section text:style-name="Sect1" text:name="6a44b23d-2bb6-4735-918d-d18416ef8b26">
        <text:p text:style-name="P1">Min loss = 0.009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x="0.187cm" svg:y="0.18cm" svg:width="17.59cm" svg:height="6.207cm" draw:z-index="1"><draw:image xlink:href="Pictures/10000201000002CA000000FCE994EF7B4AAB39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226cm" svg:y="-1.229cm" svg:width="17.59cm" svg:height="6.207cm" draw:z-index="2"><draw:image xlink:href="Pictures/10000201000002CA000000FCA98E19E69C54678F.png" xlink:type="simple" xlink:show="embed" xlink:actuate="onLoad" loext:mime-type="image/png"/></draw:frame><draw:frame draw:style-name="fr1" draw:name="Image4" text:anchor-type="char" svg:x="0.226cm" svg:y="5.345cm" svg:width="17.59cm" svg:height="6.207cm" draw:z-index="3"><draw:image xlink:href="Pictures/10000201000002CA000000FCC474086B65C8647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stem-ui" svg:font-family="system-ui, Ubuntu, 'Droid Sans', sans-serif"/>
    <style:font-face style:name="var notebook-cell-output-font-family" svg:font-family="'var notebook-cell-output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15:43:24.895203922</meta:creation-date>
    <meta:editing-duration>PT8M20S</meta:editing-duration>
    <meta:editing-cycles>2</meta:editing-cycles>
    <meta:generator>LibreOffice/6.4.7.2$Linux_X86_64 LibreOffice_project/40$Build-2</meta:generator>
    <dc:date>2023-08-07T15:51:41.696022020</dc:date>
    <meta:document-statistic meta:table-count="0" meta:image-count="4" meta:object-count="0" meta:page-count="3" meta:paragraph-count="2" meta:word-count="6" meta:character-count="25" meta:non-whitespace-character-count="21"/>
  </office:meta>
</office:document-meta>
</file>